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42c" officeooo:paragraph-rsid="0012e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e – Lambda Calculus</text:p>
      <text:p text:style-name="P1"/>
      <text:p text:style-name="P1">In our first session, we were taught how to use Scheme and create procedures and how to use lambda calculus and define proced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41:29.858085434</meta:creation-date>
    <dc:date>2016-03-04T17:56:56.263889990</dc:date>
    <meta:editing-duration>P0D</meta:editing-duration>
    <meta:editing-cycles>1</meta:editing-cycles>
    <meta:document-statistic meta:table-count="0" meta:image-count="0" meta:object-count="0" meta:page-count="1" meta:paragraph-count="2" meta:word-count="26" meta:character-count="154" meta:non-whitespace-character-count="129"/>
    <meta:generator>LibreOffice/4.2.8.2$Linux_x86 LibreOffice_project/420m0$Build-2</meta:generator>
  </office:meta>
</office:document-meta>
</file>